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6"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Titre_20_hors_20_contenu" style:master-page-name="Standard">
      <style:paragraph-properties style:page-number="auto"/>
    </style:style>
    <style:style style:name="P18" style:family="paragraph" style:parent-style-name="Text_20_body" style:master-page-name="First_20_Page">
      <style:paragraph-properties style:page-number="auto"/>
    </style:style>
    <style:style style:name="P19" style:family="paragraph">
      <style:paragraph-properties fo:text-align="center"/>
    </style:style>
    <style:style style:name="T1" style:family="text">
      <style:text-properties fo:font-variant="small-caps"/>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Pr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variable-set text:name="Référence" office:value-type="string">GK-AF2014B-AMO-OJ-005</text:variable-set></text:p>
          <text:p text:style-name="P8">Date : <text:date style:data-style-name="N84" text:date-value="2014-02-27T21:45:39.54">2014-02-27</text:date></text:p>
          <text:p text:style-name="P8">Version : <text:bookmark-ref text:reference-format="number-all-superior" text:ref-name="__RefHeading__1465_435481345">1.</text:bookmark-ref>0</text:p>
        </draw:text-box>
      </draw:frame>
      <draw:frame draw:style-name="fr3" draw:name="Cadre_couverture_date" text:anchor-type="page" text:anchor-page-number="1" svg:x="14.3cm" svg:y="0cm" svg:width="6.699cm" svg:height="4.001cm" draw:z-index="5">
        <draw:text-box>
          <text:p text:style-name="P9"><text:date style:data-style-name="N106" text:date-value="2014-02-27T21:45:39.54">2014</text:date></text:p>
        </draw:text-box>
      </draw:frame>
      <draw:frame draw:style-name="fr4" draw:name="Cadre4" text:anchor-type="page" text:anchor-page-number="1" svg:y="20.699cm" svg:width="13cm" svg:height="2cm" draw:z-index="6">
        <draw:text-box>
          <text:p text:style-name="P10"><text:subject>Ordre du jour de réunion du 2014-02-28</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9" svg:x1="14.301cm" svg:y1="20.702cm" svg:x2="14.35cm" svg:y2="7.001cm">
        <text:p/>
      </draw:line>
      <draw:line text:anchor-type="page" text:anchor-page-number="1" draw:z-index="4" draw:style-name="gr2" draw:text-style-name="P19" svg:x1="14.3cm" svg:y1="29.701cm" svg:x2="14.304cm" svg:y2="27.7cm">
        <text:p/>
      </draw:line>
      <text:p text:style-name="P18"><draw:rect text:anchor-type="paragraph" draw:z-index="0" draw:style-name="gr1" draw:text-style-name="P19" svg:width="7.002cm" svg:height="29.701cm" svg:x="11.998cm" svg:y="-2cm"><text:p/></draw:rect></text:p>
      <text:p text:style-name="P1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3"/>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3"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3" office:value-type="string">
            <text:p text:style-name="P6">mehdi-jonathan@hotmail.fr</text:p>
          </table:table-cell>
        </table:table-row>
        <table:table-row>
          <table:table-cell table:style-name="Tableau2.A3" office:value-type="string">
            <text:p text:style-name="P6"><text:span text:style-name="T1">Gairoard</text:span> Lionel</text:p>
          </table:table-cell>
          <table:table-cell table:style-name="Tableau2.B3" office:value-type="string">
            <text:p text:style-name="P6">lionel.gairoard@gmail.com</text:p>
          </table:table-cell>
        </table:table-row>
        <table:table-row>
          <table:table-cell table:style-name="Tableau2.A6" office:value-type="string">
            <text:p text:style-name="P4"><text:span text:style-name="T1">Pachy</text:span> Ravi</text:p>
          </table:table-cell>
          <table:table-cell table:style-name="Tableau2.B3" office:value-type="string">
            <text:p text:style-name="P6">pachy.ravi@gmail.com</text:p>
          </table:table-cell>
        </table:table-row>
        <table:table-row>
          <table:table-cell table:style-name="Tableau2.A6" office:value-type="string">
            <text:p text:style-name="P4"><text:span text:style-name="T1">Toure</text:span> Ahoua Khady</text:p>
          </table:table-cell>
          <table:table-cell table:style-name="Tableau2.B3"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5">Table des matières</text:p>
          </text:index-title>
          <text:p text:style-name="P14"><text:a xlink:type="simple" xlink:href="#__RefHeading__1465_435481345" text:style-name="Internet_20_link" text:visited-style-name="Internet_20_link">1. Introduction<text:tab/>4</text:a></text:p>
          <text:p text:style-name="P14"><text:a xlink:type="simple" xlink:href="#__RefHeading__886_1423446547" text:style-name="Internet_20_link" text:visited-style-name="Internet_20_link">2. Objectifs<text:tab/>4</text:a></text:p>
        </text:index-body>
      </text:table-of-content>
      <text:p text:style-name="Text_20_body"/>
      <text:h text:style-name="P16" text:outline-level="1"><text:bookmark-start text:name="__RefHeading__1465_435481345"/>Introduction<text:bookmark-end text:name="__RefHeading__1465_435481345"/></text:h>
      <text:p text:style-name="Text_20_body">Ce document présente l'<text:subject>Ordre du jour de réunion du 2014-02-28</text:subject> prévue à 11:00 en salle de réunion du département d'informatique de Saint-Charles à Marseille, entre la maîtrise d'ouvrage <text:variable-get text:name="Client" office:value-type="string">Garmir Khatch</text:variable-get> et son assistance à maîtrise d'ouvrage <text:variable-get text:name="Prestataire" office:value-type="string">AmuFsi2014B</text:variable-get>.</text:p>
      <text:h text:style-name="Heading_20_1" text:outline-level="1"><text:bookmark-start text:name="__RefHeading__886_1423446547"/>Objectifs<text:bookmark-end text:name="__RefHeading__886_1423446547"/></text:h>
      <text:p text:style-name="Text_20_body">Une version quasi-finale du cahier des charges sera présentée en version papier en début de réunion. L'objectif de cette réunion sera de lire et reprendre point par point cette dernière en vue de la valider (ou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8cm 0.18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8cm 0.18cm" style:join-border="false"/>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8cm 0.18cm" style:join-border="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variable-get text:name="Prestataire" office:value-type="string">AmuFsi2014B</text:variable-get></text:p>
              <text:p text:style-name="Sous-titre_20_d_27_en-tête"><text:title>Prestation d'AMO</text:title></text:p>
              <text:p text:style-name="Sous-titre_20_d_27_en-tête"><text:subject>Ordre du jour de réunion du 2014-02-28</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variable-get text:name="Référence" office:value-type="string">GK-AF2014B-AMO-OJ-005</text:variable-get></text:p>
            </table:table-cell>
            <table:table-cell table:style-name="Tableau3.A1" office:value-type="string">
              <text:p text:style-name="MP2">Date : <text:date style:data-style-name="N84" text:date-value="2014-02-27T21:45:39.47">2014-02-27</text:date></text:p>
            </table:table-cell>
            <table:table-cell table:style-name="Tableau3.C1" office:value-type="string">
              <text:p text:style-name="MP2">Version : <text:bookmark-ref text:reference-format="number-all-superior" text:ref-name="__RefHeading__1465_435481345">1.</text:bookmark-ref>0</text:p>
            </table:table-cell>
          </table:table-row>
        </table:table>
        <text:p text:style-name="MP3"/>
      </style:header>
      <style:footer>
        <text:p text:style-name="Footer"><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5:09:52</meta:creation-date>
    <meta:editing-duration>PT1H11M55S</meta:editing-duration>
    <meta:editing-cycles>18</meta:editing-cycles>
    <meta:generator>OpenOffice/4.0.0$Win32 OpenOffice.org_project/400m3$Build-9702</meta:generator>
    <dc:title>Prestation d'AMO</dc:title>
    <dc:subject>Ordre du jour de réunion du 2014-02-28</dc:subject>
    <meta:initial-creator>TOURE Ahoua</meta:initial-creator>
    <dc:date>2014-02-27T21:45:39.33</dc:date>
    <dc:creator>Mehdi-Jonathan CADON</dc:creator>
    <meta:document-statistic meta:table-count="6" meta:image-count="0" meta:object-count="0" meta:page-count="4" meta:paragraph-count="53" meta:word-count="183" meta:character-count="1266"/>
  </office:meta>
</office:document-meta>
</file>